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8" style:family="table-column">
      <style:table-column-properties fo:break-before="auto" style:column-width="6.458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2" style:family="table-column">
      <style:table-column-properties fo:break-before="auto" style:column-width="1.905cm"/>
    </style:style>
    <style:style style:name="co23" style:family="table-column">
      <style:table-column-properties fo:break-before="auto" style:column-width="6.56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6" style:family="table-column">
      <style:table-column-properties fo:break-before="auto" style:column-width="2.138cm"/>
    </style:style>
    <style:style style:name="co27" style:family="table-column">
      <style:table-column-properties fo:break-before="auto" style:column-width="3.256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2.974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1.342cm" fo:break-before="auto" style:use-optimal-row-height="true"/>
    </style:style>
    <style:style style:name="ro19" style:family="table-row">
      <style:table-row-properties style:row-height="2.08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8"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0"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2.975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4.312cm"/>
    </style:style>
    <style:style style:name="gr8" style:family="graphic">
      <style:graphic-properties draw:stroke="solid" svg:stroke-color="#000000" draw:fill="solid" draw:fill-color="#ff66cc" fo:min-height="0.976cm"/>
    </style:style>
    <style:style style:name="gr9" style:family="graphic">
      <style:graphic-properties draw:stroke="solid" svg:stroke-color="#000000" draw:fill="solid" draw:fill-color="#ffffff" fo:min-height="5.118cm"/>
    </style:style>
    <style:style style:name="gr10" style:family="graphic">
      <style:graphic-properties draw:stroke="solid" svg:stroke-color="#000000" draw:fill="solid" draw:fill-color="#ffffff" fo:min-height="3.823cm"/>
    </style:style>
    <style:style style:name="gr11" style:family="graphic">
      <style:graphic-properties draw:stroke="solid" svg:stroke-color="#000000" draw:fill="solid" draw:fill-color="#ffffff" fo:min-height="4.49cm"/>
    </style:style>
    <style:style style:name="gr12" style:family="graphic">
      <style:graphic-properties draw:stroke="solid" svg:stroke-color="#000000" draw:fill="solid" draw:fill-color="#ff66cc" fo:min-height="6.63cm"/>
    </style:style>
    <style:style style:name="gr13"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a0詳細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する</text:p>
          </table:table-cell>
          <table:table-cell table:number-columns-repeated="1014"/>
        </table:table-row>
        <table:table-row table:style-name="ro4">
          <table:table-cell table:formula="of:=ROW()-1" office:value-type="float" office:value="2">
            <text:p>2</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する</text:p>
          </table:table-cell>
          <table:table-cell table:number-columns-repeated="1014"/>
        </table:table-row>
        <table:table-row table:style-name="ro5">
          <table:table-cell table:formula="of:=ROW()-1" office:value-type="float" office:value="3">
            <text:p>3</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する</text:p>
          </table:table-cell>
          <table:table-cell table:number-columns-repeated="1014"/>
        </table:table-row>
        <table:table-row table:style-name="ro6">
          <table:table-cell table:formula="of:=ROW()-1" office:value-type="float" office:value="4">
            <text:p>4</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する</text:p>
          </table:table-cell>
          <table:table-cell table:number-columns-repeated="1014"/>
        </table:table-row>
        <table:table-row table:style-name="ro5">
          <table:table-cell table:formula="of:=ROW()-1" office:value-type="float" office:value="5">
            <text:p>5</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る</text:p>
          </table:table-cell>
          <table:table-cell table:number-columns-repeated="1014"/>
        </table:table-row>
        <table:table-row table:style-name="ro2">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7">
            <text:p>7</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number-columns-repeated="2" office:value-type="string">
            <text:p>クリックにより、登録者の人員詳細に遷移する</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テキストだが、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する</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number-columns-repeated="2" table:style-name="ce20" office:value-type="string">
            <text:p>クリックにより、作業管理システムにログインする</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office:forms form:automatic-focus="false" form:apply-design-mode="false"/>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する</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number-columns-repeated="2" office:value-type="string">
            <text:p>クリックにより、パスワードを変更し前画面に戻る</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18"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28"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する</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5"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する</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able:table-cell>
          <table:table-cell office:value-type="string">
            <text:p>部署情報を修正、抹消できる管理者を変更する場合、ここを修正します</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する</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する</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する</text:span></text:p>
            <text:p><text:span text:style-name="T3">既に追加していた場合は、マイツリーから削除する</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7" svg:width="16.494cm" svg:height="4.312cm" svg:x="0.353cm" svg:y="0.476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office:forms form:automatic-focus="false" form:apply-design-mode="false"/>
        <table:table-column table:style-name="co4" table:default-cell-style-name="ce8"/>
        <table:table-column table:style-name="co5" table:default-cell-style-name="ce21"/>
        <table:table-column table:style-name="co22"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3"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able:table-cell>
          <table:table-cell office:value-type="string">
            <text:p>人員情報を修正、抹消できる管理者を変更する場合、ここを修正します</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draw:frame table:end-cell-address="11人員詳細.C15" table:end-x="0.877cm" table:end-y="0.544cm" draw:z-index="2" draw:style-name="gr8" svg:width="6.7cm" svg:height="0.976cm" svg:x="0.566cm" svg:y="0.799cm">
              <draw:text-box>
                <text:p>スパイラル01では、画面に表示のみで良い　送信はできなくて良い</text:p>
              </draw:text-box>
            </draw:frame>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draw:frame table:end-cell-address="11人員詳細.C20" table:end-x="1.633cm" table:end-y="1.323cm" draw:z-index="1" draw:style-name="gr3" svg:width="7.349cm" svg:height="1.996cm" svg:x="0.673cm" svg:y="1.053cm">
              <draw:text-box>
                <text:p>スパイラル01では、画面に表示のみで良い　マイツリーへの追加削除はできなくて良い</text:p>
              </draw:text-box>
            </draw:frame>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4cm" draw:z-index="0" draw:style-name="gr9"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5"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able:table-cell>
          <table:table-cell office:value-type="string">
            <text:p>作業場所情報を修正、抹消できる管理者を変更する場合、ここを修正します</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able:table-cell>
          <table:table-cell office:value-type="string">
            <text:p>作業定義情報を修正、抹消できる管理者を変更する場合、ここを修正します</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設定</text:span></text:p>
          </table:table-cell>
          <table:table-cell table:number-columns-repeated="1015"/>
        </table:table-row>
        <table:table-row table:style-name="ro10">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text:span><text:span text:style-name="T3">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1">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2">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3">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4">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から選</text:span><text:span text:style-name="T3">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text:span><text:span text:style-name="T3">イミングが存在する場合、エラーメッセージ【】を表示す</text:span><text:span text:style-name="T3">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text:span><text:span text:style-name="T3">要があります</text:span></text:p>
          </table:table-cell>
          <table:table-cell table:number-columns-repeated="1014"/>
        </table:table-row>
        <table:table-row table:style-name="ro15">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2">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3">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6">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5">
          <table:table-cell table:formula="of:=ROW()-1" office:value-type="float" office:value="29">
            <text:p>29</text:p>
          </table:table-cell>
          <table:table-cell office:value-type="string">
            <text:p>作業開始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作業終了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4">
          <table:table-cell table:formula="of:=ROW()-1" office:value-type="float" office:value="31">
            <text:p>31</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text:span><text:span text:style-name="T3">作業開始報告要否、作業終了報告要否双方が不要である</text:span><text:span text:style-name="T3">にも関わず、ありである場合、エラーメッセージ【】を表</text:span><text:span text:style-name="T3">示し、かつ登録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10">
          <table:table-cell table:formula="of:=ROW()-1" office:value-type="float" office:value="32">
            <text:p>32</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作業開始報告によるアクション</text:p>
            <text:p>・作業終了報告によるアクション</text:p>
            <text:p>・作業経過報告によるアクション</text:p>
            <text:p><text:span text:style-name="T3">以下の場合、エラーメッセージ【】を表示し、かつ確定で</text:span><text:span text:style-name="T3">きなくする</text:span></text:p>
            <text:p><text:span text:style-name="T3">・作業終了報告要否が不要であるにも関わず、作業終了報</text:span><text:span text:style-name="T3">告によるアクションがある場合</text:span></text:p>
            <text:p><text:span text:style-name="T3">・作業開始報告要否が不要であるにも関わず、作業開始報</text:span><text:span text:style-name="T3">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3">
            <text:p>33</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後工程作業内容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4">
            <text:p>34</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35">
            <text:p>35</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7">
          <table:table-cell table:formula="of:=ROW()-1" office:value-type="float" office:value="36">
            <text:p>36</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37">
            <text:p>37</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38">
            <text:p>38</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39">
            <text:p>39</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17">
          <table:table-cell table:formula="of:=ROW()-1" office:value-type="float" office:value="40">
            <text:p>40</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1">
            <text:p>41</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2">
            <text:p>42</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3">
            <text:p>43</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4">
            <text:p>44</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8">
          <table:table-cell table:formula="of:=ROW()-1" office:value-type="float" office:value="45">
            <text:p>45</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46">
            <text:p>46</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47">
            <text:p>47</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48">
            <text:p>48</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9">
            <text:p>49</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0">
            <text:p>50</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1">
            <text:p>51</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2">
            <text:p>52</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3">
            <text:p>53</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4">
            <text:p>54</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5">
            <text:p>55</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56">
            <text:p>5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6">
          <table:table-cell table:formula="of:=ROW()-1" office:value-type="float" office:value="57">
            <text:p>57</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draw:frame table:end-cell-address="17作業定義詳細.I70" table:end-x="7.309cm" table:end-y="0.381cm" draw:z-index="0" draw:style-name="gr10" svg:width="18.709cm" svg:height="3.823cm" svg:x="0.3cm" svg:y="0.014cm">
              <draw:text-box>
                <text:p>作業指示は、システム的には　作業指示テーブルの作成を意味する</text:p>
                <text:p>　作業定義テーブルでは、作業者は必ずしも必要ないが、作業指示テーブル上では必須となる</text:p>
                <text:p/>
                <text:p/>
              </draw:text-box>
            </draw:frame>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定義のDB登録時に割り振られた番号</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table:style-name="ce6" office:value-type="string">
            <text:p>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table:style-name="ce6" office:value-type="string">
            <text:p>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1">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コード定義にある作業状況を表示する</text:p>
          </table:table-cell>
          <table:table-cell table:number-columns-repeated="1015"/>
        </table:table-row>
        <table:table-row table:style-name="ro17">
          <table:table-cell table:formula="of:=ROW()-1" office:value-type="float" office:value="12">
            <text:p>12</text:p>
          </table:table-cell>
          <table:table-cell office:value-type="string">
            <text:p>作業指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指示を作業者に連絡する　</text:p>
            <text:p>作業者に未連絡である場合のみ表示する</text:p>
            <text:p>連絡済である場合は、ボタンを表示せず済を表示</text:p>
            <text:p>自動作業指示が存在する場合は、以下を表示する</text:p>
            <text:p>「作業指示は自動で行われます　付帯定義一覧を参照してください」</text:p>
          </table:table-cell>
          <table:table-cell office:value-type="string">
            <text:p>作業指示は、作業内容を作業者に連絡するものです　自動で作業指示を行う場合もありますので、付帯定義一覧を参照してください</text:p>
          </table:table-cell>
          <table:table-cell table:number-columns-repeated="1014"/>
        </table:table-row>
        <table:table-row table:style-name="ro4">
          <table:table-cell table:formula="of:=ROW()-1" office:value-type="float" office:value="13">
            <text:p>13</text:p>
          </table:table-cell>
          <table:table-cell office:value-type="string">
            <text:p>作業開始</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開始を作業者に指示する　</text:p>
            <text:p>作業者に開始未指示である場合のみ表示する</text:p>
            <text:p>開始を既に指示している場合は、ボタンを表示せず済を表示</text:p>
            <text:p>自動作業開始が存在する場合は、以下を表示する</text:p>
            <text:p>「作業開始は自動で行われます　付帯定義一覧を参照してください」</text:p>
          </table:table-cell>
          <table:table-cell office:value-type="string">
            <text:p>作業開始は、作業の開始を作業者に指示するものです　自動で作業開始を行う場合もありますので、付帯定義一覧を参照してください</text:p>
          </table:table-cell>
          <table:table-cell table:number-columns-repeated="1014"/>
        </table:table-row>
        <table:table-row table:style-name="ro17">
          <table:table-cell table:formula="of:=ROW()-1" office:value-type="float" office:value="14">
            <text:p>14</text:p>
          </table:table-cell>
          <table:table-cell office:value-type="string">
            <text:p>作業中断</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中断を作業者に指示する　</text:p>
            <text:p>作業指示を既に出し、かつ作業が終了していない場合のみ表示する</text:p>
            <text:p>作業指示を出しているなら、作業を今だ開始していない場合でも中断はできる</text:p>
            <text:p/>
          </table:table-cell>
          <table:table-cell table:number-columns-repeated="1015"/>
        </table:table-row>
        <table:table-row table:style-name="ro8">
          <table:table-cell table:formula="of:=ROW()-1" office:value-type="float" office:value="15">
            <text:p>15</text:p>
          </table:table-cell>
          <table:table-cell office:value-type="string">
            <text:p>作業指示凍結</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自動作業指示による作業指示を出すことを凍結する　</text:p>
            <text:p>自動作業指示が存在する場合のみ表示する</text:p>
            <text:p/>
          </table:table-cell>
          <table:table-cell table:number-columns-repeated="1015"/>
        </table:table-row>
        <table:table-row table:style-name="ro6">
          <table:table-cell table:formula="of:=ROW()-1" office:value-type="float" office:value="16">
            <text:p>16</text:p>
          </table:table-cell>
          <table:table-cell office:value-type="string">
            <text:p>作業開始保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開始の保留を作業者に指示する　</text:p>
            <text:p>作業指示を出し、かつ作業者が作業を開始していない場合のみ表示する</text:p>
            <text:p>自動による作業開始指示も出さない</text:p>
          </table:table-cell>
          <table:table-cell table:number-columns-repeated="1015"/>
        </table:table-row>
        <table:table-row table:style-name="ro8">
          <table:table-cell table:formula="of:=ROW()-1" office:value-type="float" office:value="17">
            <text:p>17</text:p>
          </table:table-cell>
          <table:table-cell table:style-name="ce20" office:value-type="string">
            <text:p>作業状況最新化要求</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状況の最新化を作業者に指示する</text:p>
            <text:p>作業者が作業詳細で確定をクリックしていない場合、最新化未を表示</text:p>
          </table:table-cell>
          <table:table-cell table:number-columns-repeated="1015"/>
        </table:table-row>
        <table:table-row table:style-name="ro6">
          <table:table-cell table:formula="of:=ROW()-1" office:value-type="float" office:value="18">
            <text:p>18</text:p>
          </table:table-cell>
          <table:table-cell office:value-type="string">
            <text:p>作業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9">
            <text:p>19</text:p>
          </table:table-cell>
          <table:table-cell office:value-type="string">
            <text:p>作業終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る</text:span></text:p>
          </table:table-cell>
          <table:table-cell table:style-name="ce20"/>
          <table:table-cell table:number-columns-repeated="1014"/>
        </table:table-row>
        <table:table-row table:style-name="ro6">
          <table:table-cell table:formula="of:=ROW()-1" office:value-type="float" office:value="20">
            <text:p>20</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作業開始報告要否</text:p>
            <text:p>・作業終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21">
            <text:p>21</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作業開始報告要否、作業終了報告要否双方が不要であるに</text:span><text:span text:style-name="T3">も関わず、ありである場合、エラーメッセージを表示し、</text:span><text:span text:style-name="T3">かつ確定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10">
          <table:table-cell table:formula="of:=ROW()-1" office:value-type="float" office:value="22">
            <text:p>22</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作業開始報告によるアクション</text:p>
            <text:p>・作業終了報告によるアクション</text:p>
            <text:p>・作業経過報告によるアクション</text:p>
            <text:p><text:span text:style-name="T3">以下の場合、エラーメッセージを表示し、かつ確定できな</text:span><text:span text:style-name="T3">くする</text:span></text:p>
            <text:p><text:span text:style-name="T3">・作業終了報告要否が不要であるにも関わず、作業終了報</text:span><text:span text:style-name="T3">告によるアクションがある場合</text:span></text:p>
            <text:p><text:span text:style-name="T3">・作業開始報告要否が不要であるにも関わず、作業開始報</text:span><text:span text:style-name="T3">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3">
            <text:p>23</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number-columns-repeated="1015"/>
        </table:table-row>
        <table:table-row table:style-name="ro3">
          <table:table-cell table:formula="of:=ROW()-1" office:value-type="float" office:value="24">
            <text:p>24</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25">
            <text:p>25</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6">
            <text:p>26</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7">
            <text:p>27</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9">
            <text:p>29</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30">
            <text:p>30</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31">
            <text:p>31</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8">
          <table:table-cell table:formula="of:=ROW()-1" office:value-type="float" office:value="32">
            <text:p>32</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3">
            <text:p>33</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4">
            <text:p>34</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5">
            <text:p>35</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36">
            <text:p>36</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3">
          <table:table-cell table:formula="of:=ROW()-1" office:value-type="float" office:value="37">
            <text:p>37</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8">
            <text:p>38</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9">
            <text:p>39</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40">
            <text:p>40</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3">
          <table:table-cell table:formula="of:=ROW()-1" office:value-type="float" office:value="41">
            <text:p>41</text:p>
          </table:table-cell>
          <table:table-cell office:value-type="string">
            <text:p>作業指示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42">
            <text:p>42</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6">
          <table:table-cell table:formula="of:=ROW()-1" office:value-type="float" office:value="43">
            <text:p>43</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指示の登録者をも表示する　その登録者は全ての権限を持ち、かつ権限の抹消や変更ができない</text:p>
          </table:table-cell>
          <table:table-cell table:number-columns-repeated="1022"/>
        </table:table-row>
        <table:table-row table:style-name="ro1">
          <table:table-cell/>
          <table:table-cell table:style-name="ce6" office:value-type="string">
            <text:p>　権限一覧には、本作業指示の作業指示者をも表示する　作業指示者は参照、修正権限を持ち、かつ権限の抹消や変更ができない</text:p>
          </table:table-cell>
          <table:table-cell table:number-columns-repeated="1022"/>
        </table:table-row>
        <table:table-row table:style-name="ro1" table:number-rows-repeated="1048524">
          <table:table-cell table:number-columns-repeated="1024"/>
        </table:table-row>
        <table:table-row table:style-name="ro1">
          <table:table-cell table:number-columns-repeated="1024"/>
        </table:table-row>
      </table:table>
      <table:table table:name="25付帯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9">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　ツリー配下の付帯定義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付帯定義を削除します　ツリー配下の付帯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1" svg:width="18.709cm" svg:height="4.49cm" svg:x="0.001cm" svg:y="0.0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1権限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1権限一覧.B11" table:end-x="5.895cm" table:end-y="0.612cm" draw:z-index="0" draw:style-name="gr12"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0"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0"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3システム設定" table:style-name="ta3">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2">
          <table:table-cell table:formula="of:=ROW()-1" office:value-type="float" office:value="3">
            <text:p>3</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9">
            <text:p>9</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6">
          <table:table-cell table:formula="of:=ROW()-1" office:value-type="float" office:value="10">
            <text:p>10</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3">
          <table:table-cell table:formula="of:=ROW()-1" office:value-type="float" office:value="11">
            <text:p>11</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3">
          <table:table-cell table:formula="of:=ROW()-1" office:value-type="float" office:value="12">
            <text:p>12</text:p>
          </table:table-cell>
          <table:table-cell office:value-type="string">
            <text:p>新規ログイン後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3">
            <text:p>13</text:p>
          </table:table-cell>
          <table:table-cell office:value-type="string">
            <text:p>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4">
            <text:p>14</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3システム設定.I20" table:end-x="6.004cm" table:end-y="0.426cm" draw:z-index="1" draw:name="吹き出し: 角を丸めた四角形 1" draw:style-name="gr2" draw:text-style-name="P3" svg:width="4.979cm" svg:height="1.207cm" svg:x="1.025cm" svg:y="0.206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37" table:end-x="7.457cm" table:end-y="0.348cm" draw:z-index="0" draw:style-name="gr13" svg:width="21.689cm" svg:height="6.711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8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7統合システム管理"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7統合システム管理.I5" table:end-x="2.395cm" table:end-y="0.324cm" draw:z-index="0" draw:name="吹き出し: 角を丸めた四角形 1" draw:style-name="gr2" draw:text-style-name="P3" svg:width="8.261cm" svg:height="1.207cm" svg:x="0.418cm" svg:y="0.105cm">
              <text:p text:style-name="P2"><text:span text:style-name="T2">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4">2021/07/14</text:date>, <text:time>15:09:24</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14T15:09:24.52</dc:date>
    <meta:editing-duration>P2DT42M22S</meta:editing-duration>
    <meta:editing-cycles>161</meta:editing-cycles>
    <meta:document-statistic meta:table-count="26" meta:cell-count="2518" meta:object-count="22"/>
  </office:meta>
</office:document-meta>
</file>